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187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3.951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4.942cm"/>
    </style:style>
    <style:style style:name="co22" style:family="table-column">
      <style:table-column-properties fo:break-before="auto" style:column-width="4.094cm"/>
    </style:style>
    <style:style style:name="co23" style:family="table-column">
      <style:table-column-properties fo:break-before="auto" style:column-width="2.489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5.108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787cm"/>
    </style:style>
    <style:style style:name="co32" style:family="table-column">
      <style:table-column-properties fo:break-before="auto" style:column-width="3.221cm"/>
    </style:style>
    <style:style style:name="co33" style:family="table-column">
      <style:table-column-properties fo:break-before="auto" style:column-width="3.999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4.376cm"/>
    </style:style>
    <style:style style:name="co36" style:family="table-column">
      <style:table-column-properties fo:break-before="auto" style:column-width="3.762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2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7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5" table:default-cell-style-name="ce1"/>
        <table:table-column table:style-name="co12" table:default-cell-style-name="ce1"/>
        <table:table-column table:style-name="co26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0" table:default-cell-style-name="ce1"/>
        <table:table-column table:style-name="co13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6" table:default-cell-style-name="ce1"/>
        <table:table-column table:style-name="co35" table:default-cell-style-name="ce1"/>
        <table:table-column table:style-name="co11" table:default-cell-style-name="ce1"/>
        <table:table-column table:style-name="co36" table:default-cell-style-name="ce1"/>
        <table:table-column table:style-name="co35" table:default-cell-style-name="ce1"/>
        <table:table-column table:style-name="co24" table:default-cell-style-name="ce1"/>
        <table:table-column table:style-name="co22" table:default-cell-style-name="ce1"/>
        <table:table-column table:style-name="co23" table:default-cell-style-name="ce1"/>
        <table:table-column table:style-name="co37" table:number-columns-repeated="904" table:default-cell-style-name="ce1"/>
        <table:table-row table:style-name="ro1">
          <table:table-cell office:value-type="string">
            <text:p>AT_2010</text:p>
          </table:table-cell>
          <table:table-cell office:value-type="string">
            <text:p>AT_2009</text:p>
          </table:table-cell>
          <table:table-cell office:value-type="string">
            <text:p>AT_2008</text:p>
          </table:table-cell>
          <table:table-cell office:value-type="string">
            <text:p>AT_2007</text:p>
          </table:table-cell>
          <table:table-cell office:value-type="string">
            <text:p>AT_2006</text:p>
          </table:table-cell>
          <table:table-cell office:value-type="string">
            <text:p>AT_2005</text:p>
          </table:table-cell>
          <table:table-cell office:value-type="string">
            <text:p>AT_2004</text:p>
          </table:table-cell>
          <table:table-cell office:value-type="string">
            <text:p>AT_2003</text:p>
          </table:table-cell>
          <table:table-cell office:value-type="string">
            <text:p>BE_2010</text:p>
          </table:table-cell>
          <table:table-cell office:value-type="string">
            <text:p>BE_2009</text:p>
          </table:table-cell>
          <table:table-cell office:value-type="string">
            <text:p>BE_2008</text:p>
          </table:table-cell>
          <table:table-cell office:value-type="string">
            <text:p>BE_2007</text:p>
          </table:table-cell>
          <table:table-cell office:value-type="string">
            <text:p>BE_2006</text:p>
          </table:table-cell>
          <table:table-cell office:value-type="string">
            <text:p>BE_2005</text:p>
          </table:table-cell>
          <table:table-cell office:value-type="string">
            <text:p>BE_2004</text:p>
          </table:table-cell>
          <table:table-cell office:value-type="string">
            <text:p>BE_2003</text:p>
          </table:table-cell>
          <table:table-cell office:value-type="string">
            <text:p>BG_2010</text:p>
          </table:table-cell>
          <table:table-cell office:value-type="string">
            <text:p>BG_2009</text:p>
          </table:table-cell>
          <table:table-cell office:value-type="string">
            <text:p>BG_2008</text:p>
          </table:table-cell>
          <table:table-cell office:value-type="string">
            <text:p>BG_2007</text:p>
          </table:table-cell>
          <table:table-cell office:value-type="string">
            <text:p>BG_2006</text:p>
          </table:table-cell>
          <table:table-cell office:value-type="string">
            <text:p>BG_2005</text:p>
          </table:table-cell>
          <table:table-cell office:value-type="string">
            <text:p>BG_2004</text:p>
          </table:table-cell>
          <table:table-cell office:value-type="string">
            <text:p>BG_2003</text:p>
          </table:table-cell>
          <table:table-cell office:value-type="string">
            <text:p>CY_2010</text:p>
          </table:table-cell>
          <table:table-cell office:value-type="string">
            <text:p>CY_2009</text:p>
          </table:table-cell>
          <table:table-cell office:value-type="string">
            <text:p>CY_2008</text:p>
          </table:table-cell>
          <table:table-cell office:value-type="string">
            <text:p>CY_2007</text:p>
          </table:table-cell>
          <table:table-cell office:value-type="string">
            <text:p>CY_2006</text:p>
          </table:table-cell>
          <table:table-cell office:value-type="string">
            <text:p>CY_2005</text:p>
          </table:table-cell>
          <table:table-cell office:value-type="string">
            <text:p>CY_2004</text:p>
          </table:table-cell>
          <table:table-cell office:value-type="string">
            <text:p>CY_2003</text:p>
          </table:table-cell>
          <table:table-cell office:value-type="string">
            <text:p>CZ_2010</text:p>
          </table:table-cell>
          <table:table-cell office:value-type="string">
            <text:p>CZ_2009</text:p>
          </table:table-cell>
          <table:table-cell office:value-type="string">
            <text:p>CZ_2008</text:p>
          </table:table-cell>
          <table:table-cell office:value-type="string">
            <text:p>CZ_2007</text:p>
          </table:table-cell>
          <table:table-cell office:value-type="string">
            <text:p>CZ_2006</text:p>
          </table:table-cell>
          <table:table-cell office:value-type="string">
            <text:p>CZ_2005</text:p>
          </table:table-cell>
          <table:table-cell office:value-type="string">
            <text:p>CZ_2004</text:p>
          </table:table-cell>
          <table:table-cell office:value-type="string">
            <text:p>CZ_2003</text:p>
          </table:table-cell>
          <table:table-cell office:value-type="string">
            <text:p>DE_2010</text:p>
          </table:table-cell>
          <table:table-cell office:value-type="string">
            <text:p>DE_2009</text:p>
          </table:table-cell>
          <table:table-cell office:value-type="string">
            <text:p>DE_2008</text:p>
          </table:table-cell>
          <table:table-cell office:value-type="string">
            <text:p>DE_2007</text:p>
          </table:table-cell>
          <table:table-cell office:value-type="string">
            <text:p>DE_2006</text:p>
          </table:table-cell>
          <table:table-cell office:value-type="string">
            <text:p>DE_2005</text:p>
          </table:table-cell>
          <table:table-cell office:value-type="string">
            <text:p>DE_2004</text:p>
          </table:table-cell>
          <table:table-cell office:value-type="string">
            <text:p>DE_2003</text:p>
          </table:table-cell>
          <table:table-cell office:value-type="string">
            <text:p>DK_2010</text:p>
          </table:table-cell>
          <table:table-cell office:value-type="string">
            <text:p>DK_2009</text:p>
          </table:table-cell>
          <table:table-cell office:value-type="string">
            <text:p>DK_2008</text:p>
          </table:table-cell>
          <table:table-cell office:value-type="string">
            <text:p>DK_2007</text:p>
          </table:table-cell>
          <table:table-cell office:value-type="string">
            <text:p>DK_2006</text:p>
          </table:table-cell>
          <table:table-cell office:value-type="string">
            <text:p>DK_2005</text:p>
          </table:table-cell>
          <table:table-cell office:value-type="string">
            <text:p>DK_2004</text:p>
          </table:table-cell>
          <table:table-cell office:value-type="string">
            <text:p>DK_2003</text:p>
          </table:table-cell>
          <table:table-cell office:value-type="string">
            <text:p>EE_2010</text:p>
          </table:table-cell>
          <table:table-cell office:value-type="string">
            <text:p>EE_2009</text:p>
          </table:table-cell>
          <table:table-cell office:value-type="string">
            <text:p>EE_2008</text:p>
          </table:table-cell>
          <table:table-cell office:value-type="string">
            <text:p>EE_2007</text:p>
          </table:table-cell>
          <table:table-cell office:value-type="string">
            <text:p>EE_2006</text:p>
          </table:table-cell>
          <table:table-cell office:value-type="string">
            <text:p>EE_2005</text:p>
          </table:table-cell>
          <table:table-cell office:value-type="string">
            <text:p>EE_2004</text:p>
          </table:table-cell>
          <table:table-cell office:value-type="string">
            <text:p>EE_2003</text:p>
          </table:table-cell>
          <table:table-cell office:value-type="string">
            <text:p>ES_2010</text:p>
          </table:table-cell>
          <table:table-cell office:value-type="string">
            <text:p>ES_2009</text:p>
          </table:table-cell>
          <table:table-cell office:value-type="string">
            <text:p>ES_2008</text:p>
          </table:table-cell>
          <table:table-cell office:value-type="string">
            <text:p>ES_2007</text:p>
          </table:table-cell>
          <table:table-cell office:value-type="string">
            <text:p>ES_2006</text:p>
          </table:table-cell>
          <table:table-cell office:value-type="string">
            <text:p>ES_2005</text:p>
          </table:table-cell>
          <table:table-cell office:value-type="string">
            <text:p>ES_2004</text:p>
          </table:table-cell>
          <table:table-cell office:value-type="string">
            <text:p>ES_2003</text:p>
          </table:table-cell>
          <table:table-cell office:value-type="string">
            <text:p>FI_2010</text:p>
          </table:table-cell>
          <table:table-cell office:value-type="string">
            <text:p>FI_2009</text:p>
          </table:table-cell>
          <table:table-cell office:value-type="string">
            <text:p>FI_2008</text:p>
          </table:table-cell>
          <table:table-cell office:value-type="string">
            <text:p>FI_2007</text:p>
          </table:table-cell>
          <table:table-cell office:value-type="string">
            <text:p>FI_2006</text:p>
          </table:table-cell>
          <table:table-cell office:value-type="string">
            <text:p>FI_2005</text:p>
          </table:table-cell>
          <table:table-cell office:value-type="string">
            <text:p>FI_2004</text:p>
          </table:table-cell>
          <table:table-cell office:value-type="string">
            <text:p>FI_2003</text:p>
          </table:table-cell>
          <table:table-cell office:value-type="string">
            <text:p>FR_2010</text:p>
          </table:table-cell>
          <table:table-cell office:value-type="string">
            <text:p>FR_2009</text:p>
          </table:table-cell>
          <table:table-cell office:value-type="string">
            <text:p>FR_2008</text:p>
          </table:table-cell>
          <table:table-cell office:value-type="string">
            <text:p>FR_2007</text:p>
          </table:table-cell>
          <table:table-cell office:value-type="string">
            <text:p>FR_2006</text:p>
          </table:table-cell>
          <table:table-cell office:value-type="string">
            <text:p>FR_2005</text:p>
          </table:table-cell>
          <table:table-cell office:value-type="string">
            <text:p>FR_2004</text:p>
          </table:table-cell>
          <table:table-cell office:value-type="string">
            <text:p>FR_2003</text:p>
          </table:table-cell>
          <table:table-cell office:value-type="string">
            <text:p>GR_2010</text:p>
          </table:table-cell>
          <table:table-cell office:value-type="string">
            <text:p>GR_2009</text:p>
          </table:table-cell>
          <table:table-cell office:value-type="string">
            <text:p>GR_2008</text:p>
          </table:table-cell>
          <table:table-cell office:value-type="string">
            <text:p>GR_2007</text:p>
          </table:table-cell>
          <table:table-cell office:value-type="string">
            <text:p>GR_2006</text:p>
          </table:table-cell>
          <table:table-cell office:value-type="string">
            <text:p>GR_2005</text:p>
          </table:table-cell>
          <table:table-cell office:value-type="string">
            <text:p>GR_2004</text:p>
          </table:table-cell>
          <table:table-cell office:value-type="string">
            <text:p>GR_2003</text:p>
          </table:table-cell>
          <table:table-cell office:value-type="string">
            <text:p>HU_2010</text:p>
          </table:table-cell>
          <table:table-cell office:value-type="string">
            <text:p>HU_2009</text:p>
          </table:table-cell>
          <table:table-cell office:value-type="string">
            <text:p>HU_2008</text:p>
          </table:table-cell>
          <table:table-cell office:value-type="string">
            <text:p>HU_2007</text:p>
          </table:table-cell>
          <table:table-cell office:value-type="string">
            <text:p>HU_2006</text:p>
          </table:table-cell>
          <table:table-cell office:value-type="string">
            <text:p>HU_2005</text:p>
          </table:table-cell>
          <table:table-cell office:value-type="string">
            <text:p>HU_2004</text:p>
          </table:table-cell>
          <table:table-cell office:value-type="string">
            <text:p>HU_2003</text:p>
          </table:table-cell>
          <table:table-cell office:value-type="string">
            <text:p>IE_2010</text:p>
          </table:table-cell>
          <table:table-cell office:value-type="string">
            <text:p>IE_2009</text:p>
          </table:table-cell>
          <table:table-cell office:value-type="string">
            <text:p>IE_2008</text:p>
          </table:table-cell>
          <table:table-cell office:value-type="string">
            <text:p>IE_2007</text:p>
          </table:table-cell>
          <table:table-cell office:value-type="string">
            <text:p>IE_2006</text:p>
          </table:table-cell>
          <table:table-cell office:value-type="string">
            <text:p>IE_2005</text:p>
          </table:table-cell>
          <table:table-cell office:value-type="string">
            <text:p>IE_2004</text:p>
          </table:table-cell>
          <table:table-cell office:value-type="string">
            <text:p>IE_2003</text:p>
          </table:table-cell>
          <table:table-cell office:value-type="string">
            <text:p>IT_2010</text:p>
          </table:table-cell>
          <table:table-cell office:value-type="string">
            <text:p>IT_2009</text:p>
          </table:table-cell>
          <table:table-cell office:value-type="string">
            <text:p>IT_2008</text:p>
          </table:table-cell>
          <table:table-cell office:value-type="string">
            <text:p>IT_2007</text:p>
          </table:table-cell>
          <table:table-cell office:value-type="string">
            <text:p>IT_2006</text:p>
          </table:table-cell>
          <table:table-cell office:value-type="string">
            <text:p>IT_2005</text:p>
          </table:table-cell>
          <table:table-cell office:value-type="string">
            <text:p>IT_2004</text:p>
          </table:table-cell>
          <table:table-cell office:value-type="string">
            <text:p>IT_2003</text:p>
          </table:table-cell>
          <table:table-cell office:value-type="string">
            <text:p>LT_2010</text:p>
          </table:table-cell>
          <table:table-cell office:value-type="string">
            <text:p>LT_2009</text:p>
          </table:table-cell>
          <table:table-cell office:value-type="string">
            <text:p>LT_2008</text:p>
          </table:table-cell>
          <table:table-cell office:value-type="string">
            <text:p>LT_2007</text:p>
          </table:table-cell>
          <table:table-cell office:value-type="string">
            <text:p>LT_2006</text:p>
          </table:table-cell>
          <table:table-cell office:value-type="string">
            <text:p>LT_2005</text:p>
          </table:table-cell>
          <table:table-cell office:value-type="string">
            <text:p>LT_2004</text:p>
          </table:table-cell>
          <table:table-cell office:value-type="string">
            <text:p>LT_2003</text:p>
          </table:table-cell>
          <table:table-cell office:value-type="string">
            <text:p>LU_2010</text:p>
          </table:table-cell>
          <table:table-cell office:value-type="string">
            <text:p>LU_2009</text:p>
          </table:table-cell>
          <table:table-cell office:value-type="string">
            <text:p>LU_2008</text:p>
          </table:table-cell>
          <table:table-cell office:value-type="string">
            <text:p>LU_2007</text:p>
          </table:table-cell>
          <table:table-cell office:value-type="string">
            <text:p>LU_2006</text:p>
          </table:table-cell>
          <table:table-cell office:value-type="string">
            <text:p>LU_2005</text:p>
          </table:table-cell>
          <table:table-cell office:value-type="string">
            <text:p>LU_2004</text:p>
          </table:table-cell>
          <table:table-cell office:value-type="string">
            <text:p>LU_2003</text:p>
          </table:table-cell>
          <table:table-cell table:number-columns-repeated="888"/>
        </table:table-row>
        <table:table-row table:style-name="ro2">
          <table:table-cell table:style-name="ce2" office:value-type="string">
            <text:p>Austropotamobius pallipe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lburnus mandrensis</text:p>
          </table:table-cell>
          <table:table-cell office:value-type="string">
            <text:p>Rhinobatos rhinobatos</text:p>
          </table:table-cell>
          <table:table-cell office:value-type="string">
            <text:p>Squatina squatina</text:p>
          </table:table-cell>
          <table:table-cell table:number-columns-repeated="11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 office:value-type="string">
            <text:p>-</text:p>
          </table:table-cell>
          <table:table-cell office:value-type="string">
            <text:p>Limoniscus violace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lgyroides marchi</text:p>
          </table:table-cell>
          <table:table-cell office:value-type="string">
            <text:p>Pilularia minuta</text:p>
          </table:table-cell>
          <table:table-cell office:value-type="string">
            <text:p>Allium rouyi</text:p>
          </table:table-cell>
          <table:table-cell table:style-name="Default"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nchusa crisp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naccarii</text:p>
          </table:table-cell>
          <table:table-cell office:value-type="string">
            <text:p>Alburnus macedonicus</text:p>
          </table:table-cell>
          <table:table-cell office:value-type="string">
            <text:p>Cordulegaster helladica</text:p>
          </table:table-cell>
          <table:table-cell office:value-type="string">
            <text:p>Aethionema retsin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Branta ruficollis</text:p>
          </table:table-cell>
          <table:table-cell table:number-columns-repeated="5" office:value-type="string">
            <text:p>-</text:p>
          </table:table-cell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Alosa killarnensis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lzoniella delmastroi</text:p>
          </table:table-cell>
          <table:table-cell office:value-type="string">
            <text:p>Acipenser naccarii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bies nebrodens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table:number-columns-repeated="888"/>
        </table:table-row>
        <table:table-row table:style-name="ro2">
          <table:table-cell office:value-type="string">
            <text:p>Belgrandiella boetersi </text:p>
          </table:table-cell>
          <table:table-cell office:value-type="string">
            <text:p>Ampedus quadrisignatu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schischkovi</text:p>
          </table:table-cell>
          <table:table-cell table:number-columns-repeated="14"/>
          <table:table-cell office:value-type="string">
            <text:p>Limoniscus violaceus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ntina squantina</text:p>
          </table:table-cell>
          <table:table-cell table:number-columns-repeated="11"/>
          <table:table-cell office:value-type="string">
            <text:p>Pterodroma madeira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Pristis perotteti</text:p>
          </table:table-cell>
          <table:table-cell office:value-type="string">
            <text:p>Anaecypris hispanica</text:p>
          </table:table-cell>
          <table:table-cell table:number-columns-repeated="5"/>
          <table:table-cell office:value-type="string">
            <text:p>Coregonus trybomi</text:p>
          </table:table-cell>
          <table:table-cell table:number-columns-repeated="5"/>
          <table:table-cell office:value-type="string">
            <text:p>Graziana cezairensis</text:p>
          </table:table-cell>
          <table:table-cell office:value-type="string">
            <text:p>Ampedus quadrisignatus</text:p>
          </table:table-cell>
          <table:table-cell office:value-type="string">
            <text:p>Balaenoptera musculus</text:p>
          </table:table-cell>
          <table:table-cell office:value-type="string">
            <text:p>Rhinobatos cemiculus</text:p>
          </table:table-cell>
          <table:table-cell office:value-type="string">
            <text:p>Biscutella rotgesii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vistonicus</text:p>
          </table:table-cell>
          <table:table-cell office:value-type="string">
            <text:p>Pilularia minuta</text:p>
          </table:table-cell>
          <table:table-cell office:value-type="string">
            <text:p>Alosa vistonica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Anguilla anguilla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Armeria helodes</text:p>
          </table:table-cell>
          <table:table-cell office:value-type="string">
            <text:p>Acipenser sturio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Anchusa crispa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901"/>
        </table:table-row>
        <table:table-row table:style-name="ro2">
          <table:table-cell office:value-type="string">
            <text:p>Belgrandiella kreisslorum </text:p>
          </table:table-cell>
          <table:table-cell office:value-type="string">
            <text:p>Belgradiella aulaei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6"/>
          <table:table-cell office:value-type="string">
            <text:p>Belgradiella bachkovoensis</text:p>
          </table:table-cell>
          <table:table-cell office:value-type="string">
            <text:p>Anguilla anguilla</text:p>
          </table:table-cell>
          <table:table-cell table:number-columns-repeated="14"/>
          <table:table-cell office:value-type="string">
            <text:p>Ropalopus ungaric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Buprestis splenden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ranta ruficollis</text:p>
          </table:table-cell>
          <table:table-cell table:number-columns-repeated="13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borealis</text:p>
          </table:table-cell>
          <table:table-cell office:value-type="string">
            <text:p>Rhinobatos cemiculus</text:p>
          </table:table-cell>
          <table:table-cell office:value-type="string">
            <text:p>Anthirrhinum subbaeticum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5"/>
          <table:table-cell office:value-type="string">
            <text:p>Graziana provincialis</text:p>
          </table:table-cell>
          <table:table-cell office:value-type="string">
            <text:p>Belgrandia conoidea</text:p>
          </table:table-cell>
          <table:table-cell office:value-type="string">
            <text:p>Balaenoptera physalus</text:p>
          </table:table-cell>
          <table:table-cell office:value-type="string">
            <text:p>Rhinobatos rhinobatos</text:p>
          </table:table-cell>
          <table:table-cell office:value-type="string">
            <text:p>Centranthus trinervis</text:p>
          </table:table-cell>
          <table:table-cell table:number-columns-repeated="4"/>
          <table:table-cell office:value-type="string">
            <text:p>Anaglyptus luteofasciatus</text:p>
          </table:table-cell>
          <table:table-cell office:value-type="string">
            <text:p>Alburnus volviticus</text:p>
          </table:table-cell>
          <table:table-cell office:value-type="string">
            <text:p>Rhinobatos cemiculus</text:p>
          </table:table-cell>
          <table:table-cell office:value-type="string">
            <text:p>Anthemis glaberrim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Mustela lutreola</text:p>
          </table:table-cell>
          <table:table-cell table:number-columns-repeated="7"/>
          <table:table-cell office:value-type="string">
            <text:p>Balaenoptera borealis</text:p>
          </table:table-cell>
          <table:table-cell table:number-columns-repeated="5"/>
          <table:table-cell office:value-type="string">
            <text:p>Austropotamobius pallipes</text:p>
          </table:table-cell>
          <table:table-cell office:value-type="string">
            <text:p>Ampedus quadrisignatus</text:p>
          </table:table-cell>
          <table:table-cell office:value-type="string">
            <text:p>Bombina pachypus</text:p>
          </table:table-cell>
          <table:table-cell office:value-type="string">
            <text:p>Squatina aculeata</text:p>
          </table:table-cell>
          <table:table-cell office:value-type="string">
            <text:p>Aquilegia barbaricina</text:p>
          </table:table-cell>
          <table:table-cell table:number-columns-repeated="5"/>
          <table:table-cell office:value-type="string">
            <text:p>Equus ferus</text:p>
          </table:table-cell>
          <table:table-cell table:number-columns-repeated="901"/>
        </table:table-row>
        <table:table-row table:style-name="ro1">
          <table:table-cell office:value-type="string">
            <text:p>Belgrandiella mimula </text:p>
          </table:table-cell>
          <table:table-cell office:value-type="string">
            <text:p>Belgradiella austriana</text:p>
          </table:table-cell>
          <table:table-cell office:value-type="string">
            <text:p>Microtus bavaricus</text:p>
          </table:table-cell>
          <table:table-cell table:number-columns-repeated="14"/>
          <table:table-cell office:value-type="string">
            <text:p>Bythinella gloeeri</text:p>
          </table:table-cell>
          <table:table-cell office:value-type="string">
            <text:p>Branta ruficolli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ythiospeum dubium</text:p>
          </table:table-cell>
          <table:table-cell table:number-columns-repeated="21"/>
          <table:table-cell office:value-type="string">
            <text:p>Saxicola dacotiae</text:p>
          </table:table-cell>
          <table:table-cell office:value-type="string">
            <text:p>Leipaspis pinocola</text:p>
          </table:table-cell>
          <table:table-cell office:value-type="string">
            <text:p>Balaenoptera musculus</text:p>
          </table:table-cell>
          <table:table-cell office:value-type="string">
            <text:p>Rhinobatos rhinobatos</text:p>
          </table:table-cell>
          <table:table-cell office:value-type="string">
            <text:p>Aphanius baeticus</text:p>
          </table:table-cell>
          <table:table-cell table:number-columns-repeated="11"/>
          <table:table-cell office:value-type="string">
            <text:p>Graziana trinitatis</text:p>
          </table:table-cell>
          <table:table-cell office:value-type="string">
            <text:p>Belgrandia moitessieri</text:p>
          </table:table-cell>
          <table:table-cell office:value-type="string">
            <text:p>Cottus rondeleti</text:p>
          </table:table-cell>
          <table:table-cell office:value-type="string">
            <text:p>Sphyrna mokarran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naglyptus praecellens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Barbus euboicu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7"/>
          <table:table-cell office:value-type="string">
            <text:p>Balaenoptera musculus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Belgrandia bonelliana</text:p>
          </table:table-cell>
          <table:table-cell office:value-type="string">
            <text:p>Euproctus platycephalus</text:p>
          </table:table-cell>
          <table:table-cell office:value-type="string">
            <text:p>Squatina oculata</text:p>
          </table:table-cell>
          <table:table-cell office:value-type="string">
            <text:p>Aquilegia nuragica</text:p>
          </table:table-cell>
          <table:table-cell table:number-columns-repeated="907"/>
        </table:table-row>
        <table:table-row table:style-name="ro1">
          <table:table-cell office:value-type="string">
            <text:p>Belgrandiella wawrai </text:p>
          </table:table-cell>
          <table:table-cell office:value-type="string">
            <text:p>Belgradiella ganslmyri</text:p>
          </table:table-cell>
          <table:table-cell office:value-type="string">
            <text:p>Mustela lutreola</text:p>
          </table:table-cell>
          <table:table-cell table:number-columns-repeated="14"/>
          <table:table-cell office:value-type="string">
            <text:p>Bythinella markovi</text:p>
          </table:table-cell>
          <table:table-cell office:value-type="string">
            <text:p>Monachus monachus</text:p>
          </table:table-cell>
          <table:table-cell table:number-columns-repeated="22"/>
          <table:table-cell office:value-type="string">
            <text:p>Ropalopus ungaricus</text:p>
          </table:table-cell>
          <table:table-cell office:value-type="string">
            <text:p>Coregonus bavaricu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 office:value-type="string">
            <text:p>Sphyrna mokarran</text:p>
          </table:table-cell>
          <table:table-cell office:value-type="string">
            <text:p>Asphanius iberus</text:p>
          </table:table-cell>
          <table:table-cell table:number-columns-repeated="11"/>
          <table:table-cell office:value-type="string">
            <text:p>Margaritifera auricularia</text:p>
          </table:table-cell>
          <table:table-cell office:value-type="string">
            <text:p>Belgrandia varica</text:p>
          </table:table-cell>
          <table:table-cell office:value-type="string">
            <text:p>Eubalaena glacialis</text:p>
          </table:table-cell>
          <table:table-cell office:value-type="string">
            <text:p>Squatina aculeata</text:p>
          </table:table-cell>
          <table:table-cell office:value-type="string">
            <text:p>Limonium strictissimum</text:p>
          </table:table-cell>
          <table:table-cell table:number-columns-repeated="4"/>
          <table:table-cell office:value-type="string">
            <text:p>Boyeria cretensis</text:p>
          </table:table-cell>
          <table:table-cell office:value-type="string">
            <text:p>Aphanius almiriensis</text:p>
          </table:table-cell>
          <table:table-cell office:value-type="string">
            <text:p>Squatina oculata</text:p>
          </table:table-cell>
          <table:table-cell office:value-type="string">
            <text:p>Bupleurum kakiskalae</text:p>
          </table:table-cell>
          <table:table-cell table:number-columns-repeated="4"/>
          <table:table-cell office:value-type="string">
            <text:p>Limoniscus violace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Melanopsis etrusca</text:p>
          </table:table-cell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Barbus caninus</text:p>
          </table:table-cell>
          <table:table-cell table:number-columns-repeated="907"/>
        </table:table-row>
        <table:table-row table:style-name="ro1">
          <table:table-cell office:value-type="string">
            <text:p>Bythinella cylindrica </text:p>
          </table:table-cell>
          <table:table-cell office:value-type="string">
            <text:p>Belgradiella multiformis</text:p>
          </table:table-cell>
          <table:table-cell office:value-type="string">
            <text:p>Rutilus meidingeri</text:p>
          </table:table-cell>
          <table:table-cell table:number-columns-repeated="14"/>
          <table:table-cell office:value-type="string">
            <text:p>Grossuana thracica</text:p>
          </table:table-cell>
          <table:table-cell office:value-type="string">
            <text:p>Mustela lutreola</text:p>
          </table:table-cell>
          <table:table-cell table:number-columns-repeated="23"/>
          <table:table-cell office:value-type="string">
            <text:p>Coregonus hoferi</text:p>
          </table:table-cell>
          <table:table-cell table:number-columns-repeated="22"/>
          <table:table-cell office:value-type="string">
            <text:p>Micropyropsis tuberosa</text:p>
          </table:table-cell>
          <table:table-cell office:value-type="string">
            <text:p>Calotriton arnoli</text:p>
          </table:table-cell>
          <table:table-cell office:value-type="string">
            <text:p>Squatina aculeata</text:p>
          </table:table-cell>
          <table:table-cell office:value-type="string">
            <text:p>Apium bermejoi</text:p>
          </table:table-cell>
          <table:table-cell table:number-columns-repeated="11"/>
          <table:table-cell office:value-type="string">
            <text:p>Puffinus mauretanicus</text:p>
          </table:table-cell>
          <table:table-cell office:value-type="string">
            <text:p>Bythinella carinulata</text:p>
          </table:table-cell>
          <table:table-cell office:value-type="string">
            <text:p>Iberolacerta aranica</text:p>
          </table:table-cell>
          <table:table-cell office:value-type="string">
            <text:p>Squatina oculata</text:p>
          </table:table-cell>
          <table:table-cell office:value-type="string">
            <text:p>Mobula mobular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Cobitis arachthosensis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Coregonus pollan</text:p>
          </table:table-cell>
          <table:table-cell table:number-columns-repeated="5"/>
          <table:table-cell office:value-type="string">
            <text:p>Numenius tenuirostris</text:p>
          </table:table-cell>
          <table:table-cell office:value-type="string">
            <text:p>Heleobia foxianensis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Bupleurum dianthifolium</text:p>
          </table:table-cell>
          <table:table-cell table:number-columns-repeated="907"/>
        </table:table-row>
        <table:table-row table:style-name="ro1">
          <table:table-cell office:value-type="string">
            <text:p>Bythinella lunzensis </text:p>
          </table:table-cell>
          <table:table-cell office:value-type="string">
            <text:p>Belgradiella parreyssii</text:p>
          </table:table-cell>
          <table:table-cell table:number-columns-repeated="15"/>
          <table:table-cell office:value-type="string">
            <text:p>Horatia lucidulus</text:p>
          </table:table-cell>
          <table:table-cell office:value-type="string">
            <text:p>Neophron percnopterus</text:p>
          </table:table-cell>
          <table:table-cell table:number-columns-repeated="23"/>
          <table:table-cell office:value-type="string">
            <text:p>Equus ferus</text:p>
          </table:table-cell>
          <table:table-cell table:number-columns-repeated="22"/>
          <table:table-cell office:value-type="string">
            <text:p>Pieris cheiranthi</text:p>
          </table:table-cell>
          <table:table-cell office:value-type="string">
            <text:p>Chalcides mauritanicus</text:p>
          </table:table-cell>
          <table:table-cell office:value-type="string">
            <text:p>Squatina oculata</text:p>
          </table:table-cell>
          <table:table-cell office:value-type="string">
            <text:p>Arenaria bolosii</text:p>
          </table:table-cell>
          <table:table-cell table:number-columns-repeated="12"/>
          <table:table-cell office:value-type="string">
            <text:p>Bythinella eutrepha</text:p>
          </table:table-cell>
          <table:table-cell office:value-type="string">
            <text:p>Iberolacerta aurelioi</text:p>
          </table:table-cell>
          <table:table-cell/>
          <table:table-cell office:value-type="string">
            <text:p>Naufraga balearica</text:p>
          </table:table-cell>
          <table:table-cell table:number-columns-repeated="4"/>
          <table:table-cell office:value-type="string">
            <text:p>Isotomus jarmilae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Cobitus hellenica</text:p>
          </table:table-cell>
          <table:table-cell table:number-columns-repeated="13"/>
          <table:table-cell office:value-type="string">
            <text:p>Eubalaena glacialis</text:p>
          </table:table-cell>
          <table:table-cell table:number-columns-repeated="5"/>
          <table:table-cell office:value-type="string">
            <text:p>Sisymbrella dentata</text:p>
          </table:table-cell>
          <table:table-cell office:value-type="string">
            <text:p>Osmoderma cristinae</text:p>
          </table:table-cell>
          <table:table-cell office:value-type="string">
            <text:p>Podarcis raffonei</text:p>
          </table:table-cell>
          <table:table-cell/>
          <table:table-cell office:value-type="string">
            <text:p>Bupleurum elatum</text:p>
          </table:table-cell>
          <table:table-cell table:number-columns-repeated="907"/>
        </table:table-row>
        <table:table-row table:style-name="ro1">
          <table:table-cell office:value-type="string">
            <text:p>Bythiospeum bormanni </text:p>
          </table:table-cell>
          <table:table-cell office:value-type="string">
            <text:p>Belgradiella pelerei</text:p>
          </table:table-cell>
          <table:table-cell table:number-columns-repeated="15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23"/>
          <table:table-cell office:value-type="string">
            <text:p>Eubalaena glacialis</text:p>
          </table:table-cell>
          <table:table-cell table:number-columns-repeated="22"/>
          <table:table-cell office:value-type="string">
            <text:p>Plebejus zullichi</text:p>
          </table:table-cell>
          <table:table-cell office:value-type="string">
            <text:p>Chalcides parallelus</text:p>
          </table:table-cell>
          <table:table-cell/>
          <table:table-cell office:value-type="string">
            <text:p>Arenaria nevadensis</text:p>
          </table:table-cell>
          <table:table-cell table:number-columns-repeated="12"/>
          <table:table-cell office:value-type="string">
            <text:p>Bythinella viridis</text:p>
          </table:table-cell>
          <table:table-cell office:value-type="string">
            <text:p>Limonium legrandii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Osmoderma Iassallei</text:p>
          </table:table-cell>
          <table:table-cell office:value-type="string">
            <text:p>Branta ruficollis</text:p>
          </table:table-cell>
          <table:table-cell/>
          <table:table-cell office:value-type="string">
            <text:p>Cobitis stephanidisi</text:p>
          </table:table-cell>
          <table:table-cell table:number-columns-repeated="13"/>
          <table:table-cell office:value-type="string">
            <text:p>Salvelinus grayi</text:p>
          </table:table-cell>
          <table:table-cell table:number-columns-repeated="6"/>
          <table:table-cell office:value-type="string">
            <text:p>Osmoderma italica</text:p>
          </table:table-cell>
          <table:table-cell office:value-type="string">
            <text:p>Saxifraga tomeanensis</text:p>
          </table:table-cell>
          <table:table-cell/>
          <table:table-cell office:value-type="string">
            <text:p>Calendula maritima</text:p>
          </table:table-cell>
          <table:table-cell table:number-columns-repeated="907"/>
        </table:table-row>
        <table:table-row table:style-name="ro1">
          <table:table-cell office:value-type="string">
            <text:p>Bythiospeum cisterciensorum </text:p>
          </table:table-cell>
          <table:table-cell office:value-type="string">
            <text:p>Belgradiella styriaca</text:p>
          </table:table-cell>
          <table:table-cell table:number-columns-repeated="15"/>
          <table:table-cell office:value-type="string">
            <text:p>Ropalopus ungaricus</text:p>
          </table:table-cell>
          <table:table-cell office:value-type="string">
            <text:p>Phoxinus strandjae</text:p>
          </table:table-cell>
          <table:table-cell table:number-columns-repeated="23"/>
          <table:table-cell office:value-type="string">
            <text:p>Hucho hucho</text:p>
          </table:table-cell>
          <table:table-cell table:number-columns-repeated="23"/>
          <table:table-cell office:value-type="string">
            <text:p>Chalcides simonyi</text:p>
          </table:table-cell>
          <table:table-cell/>
          <table:table-cell office:value-type="string">
            <text:p>Astragalus cavanillesii</text:p>
          </table:table-cell>
          <table:table-cell table:number-columns-repeated="12"/>
          <table:table-cell office:value-type="string">
            <text:p>Bythiospeum klemmi</text:p>
          </table:table-cell>
          <table:table-cell office:value-type="string">
            <text:p>Mercuria sarahae</text:p>
          </table:table-cell>
          <table:table-cell/>
          <table:table-cell office:value-type="string">
            <text:p>Squantina squantina</text:p>
          </table:table-cell>
          <table:table-cell table:number-columns-repeated="4"/>
          <table:table-cell office:value-type="string">
            <text:p>Parabythinella macedonia</text:p>
          </table:table-cell>
          <table:table-cell office:value-type="string">
            <text:p>Macrovipera schweizeri</text:p>
          </table:table-cell>
          <table:table-cell/>
          <table:table-cell office:value-type="string">
            <text:p>Cobitis trichonica</text:p>
          </table:table-cell>
          <table:table-cell table:number-columns-repeated="13"/>
          <table:table-cell office:value-type="string">
            <text:p>Salvelinus obtusus</text:p>
          </table:table-cell>
          <table:table-cell table:number-columns-repeated="6"/>
          <table:table-cell office:value-type="string">
            <text:p>Pezzolia radapalladis</text:p>
          </table:table-cell>
          <table:table-cell office:value-type="string">
            <text:p>Speleomantes supramontis</text:p>
          </table:table-cell>
          <table:table-cell/>
          <table:table-cell office:value-type="string">
            <text:p>Centaurea gymnocarpa</text:p>
          </table:table-cell>
          <table:table-cell table:number-columns-repeated="907"/>
        </table:table-row>
        <table:table-row table:style-name="ro1">
          <table:table-cell office:value-type="string">
            <text:p>Bythiospeum elseri </text:p>
          </table:table-cell>
          <table:table-cell office:value-type="string">
            <text:p>Buprestis splendens</text:p>
          </table:table-cell>
          <table:table-cell table:number-columns-repeated="40"/>
          <table:table-cell office:value-type="string">
            <text:p>Microtus bavaricus</text:p>
          </table:table-cell>
          <table:table-cell table:number-columns-repeated="23"/>
          <table:table-cell office:value-type="string">
            <text:p>Columba junoniae</text:p>
          </table:table-cell>
          <table:table-cell/>
          <table:table-cell office:value-type="string">
            <text:p>Brimeura duvigneaudii</text:p>
          </table:table-cell>
          <table:table-cell table:number-columns-repeated="12"/>
          <table:table-cell office:value-type="string">
            <text:p>Henrigirardia wienini</text:p>
          </table:table-cell>
          <table:table-cell office:value-type="string">
            <text:p>Monachus monachus</text:p>
          </table:table-cell>
          <table:table-cell/>
          <table:table-cell office:value-type="string">
            <text:p>Zingel asper</text:p>
          </table:table-cell>
          <table:table-cell table:number-columns-repeated="4"/>
          <table:table-cell office:value-type="string">
            <text:p>Parabythinella malaprespensi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Consolida samia</text:p>
          </table:table-cell>
          <table:table-cell table:number-columns-repeated="20"/>
          <table:table-cell office:value-type="string">
            <text:p>Polyommatus humedasae</text:p>
          </table:table-cell>
          <table:table-cell table:number-columns-repeated="2"/>
          <table:table-cell office:value-type="string">
            <text:p>Centranthus amazonum</text:p>
          </table:table-cell>
          <table:table-cell table:number-columns-repeated="907"/>
        </table:table-row>
        <table:table-row table:style-name="ro1">
          <table:table-cell office:value-type="string">
            <text:p>Bythiospeum noki</text:p>
          </table:table-cell>
          <table:table-cell office:value-type="string">
            <text:p>Huso huso</text:p>
          </table:table-cell>
          <table:table-cell table:number-columns-repeated="40"/>
          <table:table-cell office:value-type="string">
            <text:p>Mustela lutreola</text:p>
          </table:table-cell>
          <table:table-cell table:number-columns-repeated="23"/>
          <table:table-cell office:value-type="string">
            <text:p>Crocidura canariensis</text:p>
          </table:table-cell>
          <table:table-cell/>
          <table:table-cell office:value-type="string">
            <text:p>Cerastium sventenii</text:p>
          </table:table-cell>
          <table:table-cell table:number-columns-repeated="12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Pisidium maasseni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Convolvulus argyrothamnos</text:p>
          </table:table-cell>
          <table:table-cell table:number-columns-repeated="20"/>
          <table:table-cell office:value-type="string">
            <text:p>Ropalopus ungaricus</text:p>
          </table:table-cell>
          <table:table-cell table:number-columns-repeated="2"/>
          <table:table-cell office:value-type="string">
            <text:p>Chondrostoma soetta</text:p>
          </table:table-cell>
          <table:table-cell table:number-columns-repeated="907"/>
        </table:table-row>
        <table:table-row table:style-name="ro1">
          <table:table-cell office:value-type="string">
            <text:p>Bythiospeum noricum</text:p>
          </table:table-cell>
          <table:table-cell office:value-type="string">
            <text:p>Iglica gratalabunda</text:p>
          </table:table-cell>
          <table:table-cell table:number-columns-repeated="64"/>
          <table:table-cell office:value-type="string">
            <text:p>Eubalaena glacialis</text:p>
          </table:table-cell>
          <table:table-cell/>
          <table:table-cell office:value-type="string">
            <text:p>Cobitis calderoni</text:p>
          </table:table-cell>
          <table:table-cell table:number-columns-repeated="12"/>
          <table:table-cell office:value-type="string">
            <text:p>Mercuria meridionalis</text:p>
          </table:table-cell>
          <table:table-cell office:value-type="string">
            <text:p>Neophron percnopterus</text:p>
          </table:table-cell>
          <table:table-cell table:number-columns-repeated="6"/>
          <table:table-cell office:value-type="string">
            <text:p>Prespolitorea malaprespensis</text:p>
          </table:table-cell>
          <table:table-cell office:value-type="string">
            <text:p>Oxyura leucocephala</text:p>
          </table:table-cell>
          <table:table-cell/>
          <table:table-cell office:value-type="string">
            <text:p>Dipturus batis</text:p>
          </table:table-cell>
          <table:table-cell table:number-columns-repeated="20"/>
          <table:table-cell office:value-type="string">
            <text:p>Salenthydrobia ferrerii</text:p>
          </table:table-cell>
          <table:table-cell table:number-columns-repeated="2"/>
          <table:table-cell office:value-type="string">
            <text:p>Dipturus batis</text:p>
          </table:table-cell>
          <table:table-cell table:number-columns-repeated="907"/>
        </table:table-row>
        <table:table-row table:style-name="ro1">
          <table:table-cell office:value-type="string">
            <text:p>Bythiospeum pfeifferi</text:p>
          </table:table-cell>
          <table:table-cell office:value-type="string">
            <text:p>Limoniscus violaceus</text:p>
          </table:table-cell>
          <table:table-cell table:number-columns-repeated="64"/>
          <table:table-cell office:value-type="string">
            <text:p>Gallotia auaritae</text:p>
          </table:table-cell>
          <table:table-cell/>
          <table:table-cell office:value-type="string">
            <text:p>Cobitis vettonica</text:p>
          </table:table-cell>
          <table:table-cell table:number-columns-repeated="12"/>
          <table:table-cell office:value-type="string">
            <text:p>Mercuria vindilica</text:p>
          </table:table-cell>
          <table:table-cell office:value-type="string">
            <text:p>Rana pyrenaica</text:p>
          </table:table-cell>
          <table:table-cell table:number-columns-repeated="6"/>
          <table:table-cell office:value-type="string">
            <text:p>Prespolitorea valvataeformis</text:p>
          </table:table-cell>
          <table:table-cell office:value-type="string">
            <text:p>Pelophylax cerigensis</text:p>
          </table:table-cell>
          <table:table-cell/>
          <table:table-cell office:value-type="string">
            <text:p>Economidichthys trichonis</text:p>
          </table:table-cell>
          <table:table-cell table:number-columns-repeated="20"/>
          <table:table-cell office:value-type="string">
            <text:p>Sardohoratia islamioides</text:p>
          </table:table-cell>
          <table:table-cell table:number-columns-repeated="2"/>
          <table:table-cell office:value-type="string">
            <text:p>Hieracium lucidum</text:p>
          </table:table-cell>
          <table:table-cell table:number-columns-repeated="907"/>
        </table:table-row>
        <table:table-row table:style-name="ro1">
          <table:table-cell office:value-type="string">
            <text:p>Bythiospeum tschapecki</text:p>
          </table:table-cell>
          <table:table-cell office:value-type="string">
            <text:p>Ropalopus ungaricus</text:p>
          </table:table-cell>
          <table:table-cell table:number-columns-repeated="64"/>
          <table:table-cell office:value-type="string">
            <text:p>Gallotia bravoana</text:p>
          </table:table-cell>
          <table:table-cell/>
          <table:table-cell office:value-type="string">
            <text:p>Diplotaxis siettiana</text:p>
          </table:table-cell>
          <table:table-cell table:number-columns-repeated="12"/>
          <table:table-cell office:value-type="string">
            <text:p>Paladilhia gloeeri</text:p>
          </table:table-cell>
          <table:table-cell office:value-type="string">
            <text:p>Weissia multicapsularis</text:p>
          </table:table-cell>
          <table:table-cell table:number-columns-repeated="6"/>
          <table:table-cell office:value-type="string">
            <text:p>Pseudosphegesthes bergeri</text:p>
          </table:table-cell>
          <table:table-cell office:value-type="string">
            <text:p>Pelophylax cretensis</text:p>
          </table:table-cell>
          <table:table-cell/>
          <table:table-cell office:value-type="string">
            <text:p>Eudontomyzon hellenicus</text:p>
          </table:table-cell>
          <table:table-cell table:number-columns-repeated="20"/>
          <table:table-cell office:value-type="string">
            <text:p>Sardohoratio sulcata</text:p>
          </table:table-cell>
          <table:table-cell table:number-columns-repeated="2"/>
          <table:table-cell office:value-type="string">
            <text:p>Lamyropsis microcephala</text:p>
          </table:table-cell>
          <table:table-cell table:number-columns-repeated="907"/>
        </table:table-row>
        <table:table-row table:style-name="ro1">
          <table:table-cell office:value-type="string">
            <text:p>Bythiospeum wiaaiglica</text:p>
          </table:table-cell>
          <table:table-cell table:number-columns-repeated="65"/>
          <table:table-cell office:value-type="string">
            <text:p>Gallotia intermedia</text:p>
          </table:table-cell>
          <table:table-cell/>
          <table:table-cell office:value-type="string">
            <text:p>Dipturus batis</text:p>
          </table:table-cell>
          <table:table-cell table:number-columns-repeated="12"/>
          <table:table-cell office:value-type="string">
            <text:p>Plagigeyeria deformata</text:p>
          </table:table-cell>
          <table:table-cell table:number-columns-repeated="7"/>
          <table:table-cell office:value-type="string">
            <text:p>Pyrgohydrobia prespaensis</text:p>
          </table:table-cell>
          <table:table-cell office:value-type="string">
            <text:p>Phoxinus strymonicus</text:p>
          </table:table-cell>
          <table:table-cell/>
          <table:table-cell office:value-type="string">
            <text:p>Horstrissea dolinicola</text:p>
          </table:table-cell>
          <table:table-cell table:number-columns-repeated="23"/>
          <table:table-cell office:value-type="string">
            <text:p>Leucoraja melitensis</text:p>
          </table:table-cell>
          <table:table-cell table:number-columns-repeated="907"/>
        </table:table-row>
        <table:table-row table:style-name="ro1">
          <table:table-cell office:value-type="string">
            <text:p>Hauffenia kerschneri </text:p>
          </table:table-cell>
          <table:table-cell table:number-columns-repeated="65"/>
          <table:table-cell office:value-type="string">
            <text:p>Gallotia simonyi</text:p>
          </table:table-cell>
          <table:table-cell/>
          <table:table-cell office:value-type="string">
            <text:p>Echium acanthocarpum</text:p>
          </table:table-cell>
          <table:table-cell table:number-columns-repeated="12"/>
          <table:table-cell office:value-type="string">
            <text:p>Ropalopus ungaricus</text:p>
          </table:table-cell>
          <table:table-cell table:number-columns-repeated="7"/>
          <table:table-cell office:value-type="string">
            <text:p>Pyrrhosoma elisabethae</text:p>
          </table:table-cell>
          <table:table-cell office:value-type="string">
            <text:p>Podarcis cretensis</text:p>
          </table:table-cell>
          <table:table-cell/>
          <table:table-cell office:value-type="string">
            <text:p>Knipowitschia milleri</text:p>
          </table:table-cell>
          <table:table-cell table:number-columns-repeated="23"/>
          <table:table-cell office:value-type="string">
            <text:p>Limonium strictissimum</text:p>
          </table:table-cell>
          <table:table-cell table:number-columns-repeated="907"/>
        </table:table-row>
        <table:table-row table:style-name="ro1">
          <table:table-cell office:value-type="string">
            <text:p>Hauffenia nesemanni</text:p>
          </table:table-cell>
          <table:table-cell table:number-columns-repeated="65"/>
          <table:table-cell office:value-type="string">
            <text:p>Iberolacerta aranica</text:p>
          </table:table-cell>
          <table:table-cell/>
          <table:table-cell office:value-type="string">
            <text:p>Echium handiense</text:p>
          </table:table-cell>
          <table:table-cell table:number-columns-repeated="20"/>
          <table:table-cell office:value-type="string">
            <text:p>Radix pinteri</text:p>
          </table:table-cell>
          <table:table-cell office:value-type="string">
            <text:p>Rutilus ylikiensis</text:p>
          </table:table-cell>
          <table:table-cell/>
          <table:table-cell office:value-type="string">
            <text:p>Knipowitschia thessal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907"/>
        </table:table-row>
        <table:table-row table:style-name="ro1">
          <table:table-cell office:value-type="string">
            <text:p>Hauffenia wienerwaldensis</text:p>
          </table:table-cell>
          <table:table-cell table:number-columns-repeated="65"/>
          <table:table-cell office:value-type="string">
            <text:p>Iberolacerta aurelioi</text:p>
          </table:table-cell>
          <table:table-cell/>
          <table:table-cell office:value-type="string">
            <text:p>Echium valentinum</text:p>
          </table:table-cell>
          <table:table-cell table:number-columns-repeated="20"/>
          <table:table-cell office:value-type="string">
            <text:p>Stenopterus creticus</text:p>
          </table:table-cell>
          <table:table-cell office:value-type="string">
            <text:p>Squalius moreoticus</text:p>
          </table:table-cell>
          <table:table-cell/>
          <table:table-cell office:value-type="string">
            <text:p>Luciobarbus graecus</text:p>
          </table:table-cell>
          <table:table-cell table:number-columns-repeated="23"/>
          <table:table-cell office:value-type="string">
            <text:p>Petagnaea gussonei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erta cyreni</text:p>
          </table:table-cell>
          <table:table-cell/>
          <table:table-cell office:value-type="string">
            <text:p>Euphorbia margalidiana</text:p>
          </table:table-cell>
          <table:table-cell table:number-columns-repeated="20"/>
          <table:table-cell office:value-type="string">
            <text:p>Trichoferus bergeri</text:p>
          </table:table-cell>
          <table:table-cell office:value-type="string">
            <text:p>Squalius sp. Nov. 'Evia'</text:p>
          </table:table-cell>
          <table:table-cell/>
          <table:table-cell office:value-type="string">
            <text:p>Minuartia dirphya</text:p>
          </table:table-cell>
          <table:table-cell table:number-columns-repeated="23"/>
          <table:table-cell office:value-type="string">
            <text:p>Pleurotus nebrod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tera martinezricai</text:p>
          </table:table-cell>
          <table:table-cell/>
          <table:table-cell office:value-type="string">
            <text:p>Femeniasia balearic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23"/>
          <table:table-cell office:value-type="string">
            <text:p>Polygala sinisic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Lynx pardinus</text:p>
          </table:table-cell>
          <table:table-cell/>
          <table:table-cell office:value-type="string">
            <text:p>Gyrocaryum oppositifolium</text:p>
          </table:table-cell>
          <table:table-cell table:number-columns-repeated="23"/>
          <table:table-cell office:value-type="string">
            <text:p>Pelasgus epiroticus</text:p>
          </table:table-cell>
          <table:table-cell table:number-columns-repeated="23"/>
          <table:table-cell office:value-type="string">
            <text:p>Ribes sardoum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onachus monachus</text:p>
          </table:table-cell>
          <table:table-cell/>
          <table:table-cell office:value-type="string">
            <text:p>Helianthemum guerrae</text:p>
          </table:table-cell>
          <table:table-cell table:number-columns-repeated="23"/>
          <table:table-cell office:value-type="string">
            <text:p>Pelasgus Iaconicus</text:p>
          </table:table-cell>
          <table:table-cell table:number-columns-repeated="23"/>
          <table:table-cell office:value-type="string">
            <text:p>Romanogobio benac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ustela lutreola</text:p>
          </table:table-cell>
          <table:table-cell/>
          <table:table-cell office:value-type="string">
            <text:p>Iberochondrostoma oretanum</text:p>
          </table:table-cell>
          <table:table-cell table:number-columns-repeated="23"/>
          <table:table-cell office:value-type="string">
            <text:p>Pelasgus prespensis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Neophron percnopterus</text:p>
          </table:table-cell>
          <table:table-cell/>
          <table:table-cell office:value-type="string">
            <text:p>Iberocypris palaciosi</text:p>
          </table:table-cell>
          <table:table-cell table:number-columns-repeated="23"/>
          <table:table-cell office:value-type="string">
            <text:p>Polygala helenae</text:p>
          </table:table-cell>
          <table:table-cell table:number-columns-repeated="23"/>
          <table:table-cell office:value-type="string">
            <text:p>Salmo carpio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Oxyura leucocephala</text:p>
          </table:table-cell>
          <table:table-cell/>
          <table:table-cell office:value-type="string">
            <text:p>Jasione mansanetiana</text:p>
          </table:table-cell>
          <table:table-cell table:number-columns-repeated="23"/>
          <table:table-cell office:value-type="string">
            <text:p>Pungitius hellenicus</text:p>
          </table:table-cell>
          <table:table-cell table:number-columns-repeated="23"/>
          <table:table-cell office:value-type="string">
            <text:p>Scardinius scardaf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ipistrellus maderensis</text:p>
          </table:table-cell>
          <table:table-cell/>
          <table:table-cell office:value-type="string">
            <text:p>Ligusticum huteri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23"/>
          <table:table-cell office:value-type="string">
            <text:p>Silene hicesiae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lecotus teneriffae</text:p>
          </table:table-cell>
          <table:table-cell/>
          <table:table-cell office:value-type="string">
            <text:p>Lithodora nitida</text:p>
          </table:table-cell>
          <table:table-cell table:number-columns-repeated="23"/>
          <table:table-cell office:value-type="string">
            <text:p>Salaria economidisi</text:p>
          </table:table-cell>
          <table:table-cell table:number-columns-repeated="23"/>
          <table:table-cell office:value-type="string">
            <text:p>Squalius lucumon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carbonelli</text:p>
          </table:table-cell>
          <table:table-cell/>
          <table:table-cell office:value-type="string">
            <text:p>Medicago citrina</text:p>
          </table:table-cell>
          <table:table-cell table:number-columns-repeated="23"/>
          <table:table-cell office:value-type="string">
            <text:p>Salmo peristericus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lilfordi</text:p>
          </table:table-cell>
          <table:table-cell/>
          <table:table-cell office:value-type="string">
            <text:p>Mobula mobular</text:p>
          </table:table-cell>
          <table:table-cell table:number-columns-repeated="23"/>
          <table:table-cell office:value-type="string">
            <text:p>Saponaria jagelii</text:p>
          </table:table-cell>
          <table:table-cell table:number-columns-repeated="23"/>
          <table:table-cell office:value-type="string">
            <text:p>Viola ucria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ana pyrenaica</text:p>
          </table:table-cell>
          <table:table-cell/>
          <table:table-cell office:value-type="string">
            <text:p>Moehringia fontqueri</text:p>
          </table:table-cell>
          <table:table-cell table:number-columns-repeated="23"/>
          <table:table-cell office:value-type="string">
            <text:p>Scardinius graecus</text:p>
          </table:table-cell>
          <table:table-cell table:number-columns-repeated="23"/>
          <table:table-cell office:value-type="string">
            <text:p>Zelkova sicul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ynchospora modesti-lucennooi</text:p>
          </table:table-cell>
          <table:table-cell/>
          <table:table-cell office:value-type="string">
            <text:p>Narcissus alcaracensis</text:p>
          </table:table-cell>
          <table:table-cell table:number-columns-repeated="23"/>
          <table:table-cell office:value-type="string">
            <text:p>Squalius keadicus</text:p>
          </table:table-cell>
          <table:table-cell table:number-columns-repeated="931"/>
        </table:table-row>
        <table:table-row table:style-name="ro1">
          <table:table-cell table:number-columns-repeated="66"/>
          <table:table-cell office:value-type="string">
            <text:p>Squalius malacitanus</text:p>
          </table:table-cell>
          <table:table-cell/>
          <table:table-cell office:value-type="string">
            <text:p>Narcissus bugei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longispathus</text:p>
          </table:table-cell>
          <table:table-cell table:number-columns-repeated="23"/>
          <table:table-cell office:value-type="string">
            <text:p>Telestes beoticus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radinganorum</text:p>
          </table:table-cell>
          <table:table-cell table:number-columns-repeated="23"/>
          <table:table-cell office:value-type="string">
            <text:p>Valencia letourneuxi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ufraga balearic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arrigo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turiens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Rostroraja alb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enecio alboranicu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dicli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fernandez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gazulens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senne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olenathus revercho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quatina squatin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uccisella andreae-molina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Valencia hispanica</text:p>
          </table:table-cell>
          <table:table-cell table:number-columns-repeated="95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.04.2011</text:date>, <text:time>08:1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tian Greshake</meta:initial-creator>
    <meta:creation-date>2011-04-17T14:50:04</meta:creation-date>
    <dc:date>2011-04-19T08:18:21</dc:date>
    <dc:creator>Bastian Greshake</dc:creator>
    <meta:editing-duration>PT03H01M07S</meta:editing-duration>
    <meta:editing-cycles>41</meta:editing-cycles>
    <meta:generator>OpenOffice.org/3.1$Unix OpenOffice.org_project/310m11$Build-9399</meta:generator>
    <meta:document-statistic meta:table-count="3" meta:cell-count="643" meta:object-count="0"/>
    <meta:user-defined meta:name=""/>
  </office:meta>
</office:document-meta>
</file>